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VENDAÑO PUMALIQUE, NESTOR</text:p>
            <text:p text:style-name="P5"><text:span text:style-name="T15">Dni</text:span><text:span text:style-name="T14">:8011955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2812689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VENDAÑO PUMALIQUE, NESTO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11955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7 - Trans. Aer. Caja Pollo Crioll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40</text:p>
            <text:p text:style-name="P16"/>
          </table:table-cell>
        </table:table-row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41124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CRIOLLOS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6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39:4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